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lassn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ailure</text:p>
          </table:table-cell>
        </table:table-row>
        <table:table-row table:style-name="ro1">
          <table:table-cell office:value-type="string" calcext:value-type="string">
            <text:p>testCargaBilletes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junit.framework.AssertionFailedError: expected:&lt;8&gt; but was:&lt;9&gt;#13;at inti.recon.test.ReconocerValidacion.testCargaBilletes(ReconocerValidacion.java:35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enp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667" calcext:value-type="float">
            <text:p>5667</text:p>
          </table:table-cell>
          <table:table-cell/>
        </table:table-row>
        <table:table-row table:style-name="ro1">
          <table:table-cell office:value-type="string" calcext:value-type="string">
            <text:p>testReconocercienp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571" calcext:value-type="float">
            <text:p>5571</text:p>
          </table:table-cell>
          <table:table-cell/>
        </table:table-row>
        <table:table-row table:style-name="ro1">
          <table:table-cell office:value-type="string" calcext:value-type="string">
            <text:p>testReconocercienp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592" calcext:value-type="float">
            <text:p>5592</text:p>
          </table:table-cell>
          <table:table-cell/>
        </table:table-row>
        <table:table-row table:style-name="ro1">
          <table:table-cell office:value-type="string" calcext:value-type="string">
            <text:p>testReconocercienp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566" calcext:value-type="float">
            <text:p>5566</text:p>
          </table:table-cell>
          <table:table-cell/>
        </table:table-row>
        <table:table-row table:style-name="ro1">
          <table:table-cell office:value-type="string" calcext:value-type="string">
            <text:p>testReconocercienp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542" calcext:value-type="float">
            <text:p>5542</text:p>
          </table:table-cell>
          <table:table-cell/>
        </table:table-row>
        <table:table-row table:style-name="ro1">
          <table:table-cell office:value-type="string" calcext:value-type="string">
            <text:p>testReconocercienp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592" calcext:value-type="float">
            <text:p>5592</text:p>
          </table:table-cell>
          <table:table-cell/>
        </table:table-row>
        <table:table-row table:style-name="ro1">
          <table:table-cell office:value-type="string" calcext:value-type="string">
            <text:p>testReconocercienp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541" calcext:value-type="float">
            <text:p>5541</text:p>
          </table:table-cell>
          <table:table-cell/>
        </table:table-row>
        <table:table-row table:style-name="ro1">
          <table:table-cell office:value-type="string" calcext:value-type="string">
            <text:p>testReconocercienp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571" calcext:value-type="float">
            <text:p>5571</text:p>
          </table:table-cell>
          <table:table-cell/>
        </table:table-row>
        <table:table-row table:style-name="ro1">
          <table:table-cell office:value-type="string" calcext:value-type="string">
            <text:p>testReconocercienp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617" calcext:value-type="float">
            <text:p>5617</text:p>
          </table:table-cell>
          <table:table-cell/>
        </table:table-row>
        <table:table-row table:style-name="ro1">
          <table:table-cell office:value-type="string" calcext:value-type="string">
            <text:p>testReconocercienp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567" calcext:value-type="float">
            <text:p>5567</text:p>
          </table:table-cell>
          <table:table-cell/>
        </table:table-row>
        <table:table-row table:style-name="ro1">
          <table:table-cell office:value-type="string" calcext:value-type="string">
            <text:p>testReconocercienp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598" calcext:value-type="float">
            <text:p>5598</text:p>
          </table:table-cell>
          <table:table-cell/>
        </table:table-row>
        <table:table-row table:style-name="ro1">
          <table:table-cell office:value-type="string" calcext:value-type="string">
            <text:p>testReconocercienpd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516" calcext:value-type="float">
            <text:p>5516</text:p>
          </table:table-cell>
          <table:table-cell office:value-type="string" calcext:value-type="string">
            <text:p>junit.framework.ComparisonFailure: expected:&lt;[6 ]&gt; but was:&lt;[]&gt;#13;at inti.recon.test.ReconocerValidacion.testReconocercienpd_1(ReconocerValidacion.java:2663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enpd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617" calcext:value-type="float">
            <text:p>5617</text:p>
          </table:table-cell>
          <table:table-cell/>
        </table:table-row>
        <table:table-row table:style-name="ro1">
          <table:table-cell office:value-type="string" calcext:value-type="string">
            <text:p>testReconocercienpd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943" calcext:value-type="float">
            <text:p>5943</text:p>
          </table:table-cell>
          <table:table-cell office:value-type="string" calcext:value-type="string">
            <text:p>junit.framework.ComparisonFailure: expected:&lt;[6 ]&gt; but was:&lt;[]&gt;#13;at inti.recon.test.ReconocerValidacion.testReconocercienpd_100(ReconocerValidacion.java:2891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enpd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591" calcext:value-type="float">
            <text:p>5591</text:p>
          </table:table-cell>
          <table:table-cell/>
        </table:table-row>
        <table:table-row table:style-name="ro1">
          <table:table-cell office:value-type="string" calcext:value-type="string">
            <text:p>testReconocercienpd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917" calcext:value-type="float">
            <text:p>5917</text:p>
          </table:table-cell>
          <table:table-cell/>
        </table:table-row>
        <table:table-row table:style-name="ro1">
          <table:table-cell office:value-type="string" calcext:value-type="string">
            <text:p>testReconocercienpd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918" calcext:value-type="float">
            <text:p>5918</text:p>
          </table:table-cell>
          <table:table-cell/>
        </table:table-row>
        <table:table-row table:style-name="ro1">
          <table:table-cell office:value-type="string" calcext:value-type="string">
            <text:p>testReconocercienpd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542" calcext:value-type="float">
            <text:p>5542</text:p>
          </table:table-cell>
          <table:table-cell office:value-type="string" calcext:value-type="string">
            <text:p>junit.framework.ComparisonFailure: expected:&lt;[6 ]&gt; but was:&lt;[]&gt;#13;at inti.recon.test.ReconocerValidacion.testReconocercienpd_50(ReconocerValidacion.java:2776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enpd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567" calcext:value-type="float">
            <text:p>5567</text:p>
          </table:table-cell>
          <table:table-cell/>
        </table:table-row>
        <table:table-row table:style-name="ro1">
          <table:table-cell office:value-type="string" calcext:value-type="string">
            <text:p>testReconocercienpd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517" calcext:value-type="float">
            <text:p>5517</text:p>
          </table:table-cell>
          <table:table-cell office:value-type="string" calcext:value-type="string">
            <text:p>junit.framework.ComparisonFailure: expected:&lt;[6 ]&gt; but was:&lt;[]&gt;#13;at inti.recon.test.ReconocerValidacion.testReconocercienpd_70(ReconocerValidacion.java:2822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enpd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893" calcext:value-type="float">
            <text:p>5893</text:p>
          </table:table-cell>
          <table:table-cell/>
        </table:table-row>
        <table:table-row table:style-name="ro1">
          <table:table-cell office:value-type="string" calcext:value-type="string">
            <text:p>testReconocercienpd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617" calcext:value-type="float">
            <text:p>5617</text:p>
          </table:table-cell>
          <table:table-cell/>
        </table:table-row>
        <table:table-row table:style-name="ro1">
          <table:table-cell office:value-type="string" calcext:value-type="string">
            <text:p>testReconocercincop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567" calcext:value-type="float">
            <text:p>5567</text:p>
          </table:table-cell>
          <table:table-cell office:value-type="string" calcext:value-type="string">
            <text:p>junit.framework.ComparisonFailure: expected:&lt;[1 ]&gt; but was:&lt;[]&gt;#13;at inti.recon.test.ReconocerValidacion.testReconocercincop_1(ReconocerValidacion.java:504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ncop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930" calcext:value-type="float">
            <text:p>5930</text:p>
          </table:table-cell>
          <table:table-cell/>
        </table:table-row>
        <table:table-row table:style-name="ro1">
          <table:table-cell office:value-type="string" calcext:value-type="string">
            <text:p>testReconocercincop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517" calcext:value-type="float">
            <text:p>5517</text:p>
          </table:table-cell>
          <table:table-cell/>
        </table:table-row>
        <table:table-row table:style-name="ro1">
          <table:table-cell office:value-type="string" calcext:value-type="string">
            <text:p>testReconocercincop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868" calcext:value-type="float">
            <text:p>5868</text:p>
          </table:table-cell>
          <table:table-cell/>
        </table:table-row>
        <table:table-row table:style-name="ro1">
          <table:table-cell office:value-type="string" calcext:value-type="string">
            <text:p>testReconocercincop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567" calcext:value-type="float">
            <text:p>5567</text:p>
          </table:table-cell>
          <table:table-cell/>
        </table:table-row>
        <table:table-row table:style-name="ro1">
          <table:table-cell office:value-type="string" calcext:value-type="string">
            <text:p>testReconocercincop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793" calcext:value-type="float">
            <text:p>5793</text:p>
          </table:table-cell>
          <table:table-cell office:value-type="string" calcext:value-type="string">
            <text:p>junit.framework.ComparisonFailure: expected:&lt;[]1 &gt; but was:&lt;[0 ]1 &gt;#13;at inti.recon.test.ReconocerValidacion.testReconocercincop_40(ReconocerValidacion.java:584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ncop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667" calcext:value-type="float">
            <text:p>5667</text:p>
          </table:table-cell>
          <table:table-cell/>
        </table:table-row>
        <table:table-row table:style-name="ro1">
          <table:table-cell office:value-type="string" calcext:value-type="string">
            <text:p>testReconocercincop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567" calcext:value-type="float">
            <text:p>5567</text:p>
          </table:table-cell>
          <table:table-cell/>
        </table:table-row>
        <table:table-row table:style-name="ro1">
          <table:table-cell office:value-type="string" calcext:value-type="string">
            <text:p>testReconocercincop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743" calcext:value-type="float">
            <text:p>5743</text:p>
          </table:table-cell>
          <table:table-cell/>
        </table:table-row>
        <table:table-row table:style-name="ro1">
          <table:table-cell office:value-type="string" calcext:value-type="string">
            <text:p>testReconocercincop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643" calcext:value-type="float">
            <text:p>5643</text:p>
          </table:table-cell>
          <table:table-cell/>
        </table:table-row>
        <table:table-row table:style-name="ro1">
          <table:table-cell office:value-type="string" calcext:value-type="string">
            <text:p>testReconocercincop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617" calcext:value-type="float">
            <text:p>5617</text:p>
          </table:table-cell>
          <table:table-cell office:value-type="string" calcext:value-type="string">
            <text:p>junit.framework.ComparisonFailure: expected:&lt;1 []&gt; but was:&lt;1 [4 ]&gt;#13;at inti.recon.test.ReconocerValidacion.testReconocercincop_90(ReconocerValidacion.java:683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ncopd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291" calcext:value-type="float">
            <text:p>5291</text:p>
          </table:table-cell>
          <table:table-cell office:value-type="string" calcext:value-type="string">
            <text:p>junit.framework.ComparisonFailure: expected:&lt;[1 ]&gt; but was:&lt;[]&gt;#13;at inti.recon.test.ReconocerValidacion.testReconocercincopd_1(ReconocerValidacion.java:728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ncopd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517" calcext:value-type="float">
            <text:p>5517</text:p>
          </table:table-cell>
          <table:table-cell office:value-type="string" calcext:value-type="string">
            <text:p>junit.framework.ComparisonFailure: expected:&lt;[1 ]&gt; but was:&lt;[]&gt;#13;at inti.recon.test.ReconocerValidacion.testReconocercincopd_10(ReconocerValidacion.java:748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ncopd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618" calcext:value-type="float">
            <text:p>5618</text:p>
          </table:table-cell>
          <table:table-cell office:value-type="string" calcext:value-type="string">
            <text:p>junit.framework.ComparisonFailure: expected:&lt;[1 ]&gt; but was:&lt;[]&gt;#13;at inti.recon.test.ReconocerValidacion.testReconocercincopd_100(ReconocerValidacion.java:928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ncopd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579" calcext:value-type="float">
            <text:p>5579</text:p>
          </table:table-cell>
          <table:table-cell office:value-type="string" calcext:value-type="string">
            <text:p>junit.framework.ComparisonFailure: expected:&lt;[1 ]&gt; but was:&lt;[]&gt;#13;at inti.recon.test.ReconocerValidacion.testReconocercincopd_20(ReconocerValidacion.java:768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ncopd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542" calcext:value-type="float">
            <text:p>5542</text:p>
          </table:table-cell>
          <table:table-cell/>
        </table:table-row>
        <table:table-row table:style-name="ro1">
          <table:table-cell office:value-type="string" calcext:value-type="string">
            <text:p>testReconocercincopd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568" calcext:value-type="float">
            <text:p>5568</text:p>
          </table:table-cell>
          <table:table-cell office:value-type="string" calcext:value-type="string">
            <text:p>junit.framework.ComparisonFailure: expected:&lt;[1] &gt; but was:&lt;[8] &gt;#13;at inti.recon.test.ReconocerValidacion.testReconocercincopd_40(ReconocerValidacion.java:808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ncopd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667" calcext:value-type="float">
            <text:p>5667</text:p>
          </table:table-cell>
          <table:table-cell office:value-type="string" calcext:value-type="string">
            <text:p>junit.framework.ComparisonFailure: expected:&lt;[1 ]&gt; but was:&lt;[]&gt;#13;at inti.recon.test.ReconocerValidacion.testReconocercincopd_50(ReconocerValidacion.java:828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ncopd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893" calcext:value-type="float">
            <text:p>5893</text:p>
          </table:table-cell>
          <table:table-cell/>
        </table:table-row>
        <table:table-row table:style-name="ro1">
          <table:table-cell office:value-type="string" calcext:value-type="string">
            <text:p>testReconocercincopd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543" calcext:value-type="float">
            <text:p>5543</text:p>
          </table:table-cell>
          <table:table-cell office:value-type="string" calcext:value-type="string">
            <text:p>junit.framework.ComparisonFailure: expected:&lt;[1 ]&gt; but was:&lt;[]&gt;#13;at inti.recon.test.ReconocerValidacion.testReconocercincopd_70(ReconocerValidacion.java:868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ncopd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642" calcext:value-type="float">
            <text:p>5642</text:p>
          </table:table-cell>
          <table:table-cell office:value-type="string" calcext:value-type="string">
            <text:p>junit.framework.ComparisonFailure: expected:&lt;[1 ]&gt; but was:&lt;[]&gt;#13;at inti.recon.test.ReconocerValidacion.testReconocercincopd_80(ReconocerValidacion.java:888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ncopd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592" calcext:value-type="float">
            <text:p>5592</text:p>
          </table:table-cell>
          <table:table-cell office:value-type="string" calcext:value-type="string">
            <text:p>junit.framework.ComparisonFailure: expected:&lt;[1 ]&gt; but was:&lt;[]&gt;#13;at inti.recon.test.ReconocerValidacion.testReconocercincopd_90(ReconocerValidacion.java:908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ncuentap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718" calcext:value-type="float">
            <text:p>5718</text:p>
          </table:table-cell>
          <table:table-cell/>
        </table:table-row>
        <table:table-row table:style-name="ro1">
          <table:table-cell office:value-type="string" calcext:value-type="string">
            <text:p>testReconocercincuentap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792" calcext:value-type="float">
            <text:p>5792</text:p>
          </table:table-cell>
          <table:table-cell/>
        </table:table-row>
        <table:table-row table:style-name="ro1">
          <table:table-cell office:value-type="string" calcext:value-type="string">
            <text:p>testReconocercincuentap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717" calcext:value-type="float">
            <text:p>5717</text:p>
          </table:table-cell>
          <table:table-cell/>
        </table:table-row>
        <table:table-row table:style-name="ro1">
          <table:table-cell office:value-type="string" calcext:value-type="string">
            <text:p>testReconocercincuentap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845" calcext:value-type="float">
            <text:p>5845</text:p>
          </table:table-cell>
          <table:table-cell/>
        </table:table-row>
        <table:table-row table:style-name="ro1">
          <table:table-cell office:value-type="string" calcext:value-type="string">
            <text:p>testReconocercincuentap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818" calcext:value-type="float">
            <text:p>5818</text:p>
          </table:table-cell>
          <table:table-cell/>
        </table:table-row>
        <table:table-row table:style-name="ro1">
          <table:table-cell office:value-type="string" calcext:value-type="string">
            <text:p>testReconocercincuentap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718" calcext:value-type="float">
            <text:p>5718</text:p>
          </table:table-cell>
          <table:table-cell/>
        </table:table-row>
        <table:table-row table:style-name="ro1">
          <table:table-cell office:value-type="string" calcext:value-type="string">
            <text:p>testReconocercincuentap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717" calcext:value-type="float">
            <text:p>5717</text:p>
          </table:table-cell>
          <table:table-cell/>
        </table:table-row>
        <table:table-row table:style-name="ro1">
          <table:table-cell office:value-type="string" calcext:value-type="string">
            <text:p>testReconocercincuentap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717" calcext:value-type="float">
            <text:p>5717</text:p>
          </table:table-cell>
          <table:table-cell/>
        </table:table-row>
        <table:table-row table:style-name="ro1">
          <table:table-cell office:value-type="string" calcext:value-type="string">
            <text:p>testReconocercincuentap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744" calcext:value-type="float">
            <text:p>5744</text:p>
          </table:table-cell>
          <table:table-cell/>
        </table:table-row>
        <table:table-row table:style-name="ro1">
          <table:table-cell office:value-type="string" calcext:value-type="string">
            <text:p>testReconocercincuentap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768" calcext:value-type="float">
            <text:p>5768</text:p>
          </table:table-cell>
          <table:table-cell office:value-type="string" calcext:value-type="string">
            <text:p>junit.framework.ComparisonFailure: expected:&lt;4 []&gt; but was:&lt;4 [8 ]&gt;#13;at inti.recon.test.ReconocerValidacion.testReconocercincuentap_80(ReconocerValidacion.java:2089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ncuentap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818" calcext:value-type="float">
            <text:p>5818</text:p>
          </table:table-cell>
          <table:table-cell/>
        </table:table-row>
        <table:table-row table:style-name="ro1">
          <table:table-cell office:value-type="string" calcext:value-type="string">
            <text:p>testReconocercincuentapd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junit.framework.ComparisonFailure: expected:&lt;[]4 &gt; but was:&lt;[2 ]4 &gt;#13;at inti.recon.test.ReconocerValidacion.testReconocercincuentapd_1(ReconocerValidacion.java:2159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ncuentapd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717" calcext:value-type="float">
            <text:p>5717</text:p>
          </table:table-cell>
          <table:table-cell/>
        </table:table-row>
        <table:table-row table:style-name="ro1">
          <table:table-cell office:value-type="string" calcext:value-type="string">
            <text:p>testReconocercincuentapd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793" calcext:value-type="float">
            <text:p>5793</text:p>
          </table:table-cell>
          <table:table-cell office:value-type="string" calcext:value-type="string">
            <text:p>junit.framework.ComparisonFailure: expected:&lt;[4 ]&gt; but was:&lt;[]&gt;#13;at inti.recon.test.ReconocerValidacion.testReconocercincuentapd_100(ReconocerValidacion.java:2389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ncuentapd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693" calcext:value-type="float">
            <text:p>5693</text:p>
          </table:table-cell>
          <table:table-cell/>
        </table:table-row>
        <table:table-row table:style-name="ro1">
          <table:table-cell office:value-type="string" calcext:value-type="string">
            <text:p>testReconocercincuentapd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868" calcext:value-type="float">
            <text:p>5868</text:p>
          </table:table-cell>
          <table:table-cell/>
        </table:table-row>
        <table:table-row table:style-name="ro1">
          <table:table-cell office:value-type="string" calcext:value-type="string">
            <text:p>testReconocercincuentapd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742" calcext:value-type="float">
            <text:p>5742</text:p>
          </table:table-cell>
          <table:table-cell office:value-type="string" calcext:value-type="string">
            <text:p>junit.framework.ComparisonFailure: expected:&lt;[4 ]&gt; but was:&lt;[]&gt;#13;at inti.recon.test.ReconocerValidacion.testReconocercincuentapd_40(ReconocerValidacion.java:2251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ncuentapd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818" calcext:value-type="float">
            <text:p>5818</text:p>
          </table:table-cell>
          <table:table-cell/>
        </table:table-row>
        <table:table-row table:style-name="ro1">
          <table:table-cell office:value-type="string" calcext:value-type="string">
            <text:p>testReconocercincuentapd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818" calcext:value-type="float">
            <text:p>5818</text:p>
          </table:table-cell>
          <table:table-cell office:value-type="string" calcext:value-type="string">
            <text:p>junit.framework.ComparisonFailure: expected:&lt;[4 ]&gt; but was:&lt;[]&gt;#13;at inti.recon.test.ReconocerValidacion.testReconocercincuentapd_60(ReconocerValidacion.java:2297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ncuentapd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793" calcext:value-type="float">
            <text:p>5793</text:p>
          </table:table-cell>
          <table:table-cell office:value-type="string" calcext:value-type="string">
            <text:p>junit.framework.ComparisonFailure: expected:&lt;[4 ]&gt; but was:&lt;[]&gt;#13;at inti.recon.test.ReconocerValidacion.testReconocercincuentapd_70(ReconocerValidacion.java:2320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cincuentapd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767" calcext:value-type="float">
            <text:p>5767</text:p>
          </table:table-cell>
          <table:table-cell/>
        </table:table-row>
        <table:table-row table:style-name="ro1">
          <table:table-cell office:value-type="string" calcext:value-type="string">
            <text:p>testReconocercincuentapd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771" calcext:value-type="float">
            <text:p>5771</text:p>
          </table:table-cell>
          <table:table-cell/>
        </table:table-row>
        <table:table-row table:style-name="ro1">
          <table:table-cell office:value-type="string" calcext:value-type="string">
            <text:p>testReconocerdiezp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292" calcext:value-type="float">
            <text:p>5292</text:p>
          </table:table-cell>
          <table:table-cell office:value-type="string" calcext:value-type="string">
            <text:p>junit.framework.ComparisonFailure: expected:&lt;[2 ]&gt; but was:&lt;[]&gt;#13;at inti.recon.test.ReconocerValidacion.testReconocerdiezp_1(ReconocerValidacion.java:952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iezp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junit.framework.ComparisonFailure: expected:&lt;[2 ]&gt; but was:&lt;[]&gt;#13;at inti.recon.test.ReconocerValidacion.testReconocerdiezp_10(ReconocerValidacion.java:973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iezp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344" calcext:value-type="float">
            <text:p>5344</text:p>
          </table:table-cell>
          <table:table-cell/>
        </table:table-row>
        <table:table-row table:style-name="ro1">
          <table:table-cell office:value-type="string" calcext:value-type="string">
            <text:p>testReconocerdiezp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416" calcext:value-type="float">
            <text:p>5416</text:p>
          </table:table-cell>
          <table:table-cell/>
        </table:table-row>
        <table:table-row table:style-name="ro1">
          <table:table-cell office:value-type="string" calcext:value-type="string">
            <text:p>testReconocerdiezp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342" calcext:value-type="float">
            <text:p>5342</text:p>
          </table:table-cell>
          <table:table-cell/>
        </table:table-row>
        <table:table-row table:style-name="ro1">
          <table:table-cell office:value-type="string" calcext:value-type="string">
            <text:p>testReconocerdiezp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366" calcext:value-type="float">
            <text:p>5366</text:p>
          </table:table-cell>
          <table:table-cell/>
        </table:table-row>
        <table:table-row table:style-name="ro1">
          <table:table-cell office:value-type="string" calcext:value-type="string">
            <text:p>testReconocerdiezp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341" calcext:value-type="float">
            <text:p>5341</text:p>
          </table:table-cell>
          <table:table-cell/>
        </table:table-row>
        <table:table-row table:style-name="ro1">
          <table:table-cell office:value-type="string" calcext:value-type="string">
            <text:p>testReconocerdiezp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317" calcext:value-type="float">
            <text:p>5317</text:p>
          </table:table-cell>
          <table:table-cell office:value-type="string" calcext:value-type="string">
            <text:p>junit.framework.ComparisonFailure: expected:&lt;[2 ]&gt; but was:&lt;[]&gt;#13;at inti.recon.test.ReconocerValidacion.testReconocerdiezp_60(ReconocerValidacion.java:1077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iezp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391" calcext:value-type="float">
            <text:p>5391</text:p>
          </table:table-cell>
          <table:table-cell/>
        </table:table-row>
        <table:table-row table:style-name="ro1">
          <table:table-cell office:value-type="string" calcext:value-type="string">
            <text:p>testReconocerdiezp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342" calcext:value-type="float">
            <text:p>5342</text:p>
          </table:table-cell>
          <table:table-cell/>
        </table:table-row>
        <table:table-row table:style-name="ro1">
          <table:table-cell office:value-type="string" calcext:value-type="string">
            <text:p>testReconocerdiezp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341" calcext:value-type="float">
            <text:p>5341</text:p>
          </table:table-cell>
          <table:table-cell/>
        </table:table-row>
        <table:table-row table:style-name="ro1">
          <table:table-cell office:value-type="string" calcext:value-type="string">
            <text:p>testReconocerdiezpd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junit.framework.ComparisonFailure: expected:&lt;[2 ]&gt; but was:&lt;[]&gt;#13;at inti.recon.test.ReconocerValidacion.testReconocerdiezpd_1(ReconocerValidacion.java:1184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iezpd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341" calcext:value-type="float">
            <text:p>5341</text:p>
          </table:table-cell>
          <table:table-cell office:value-type="string" calcext:value-type="string">
            <text:p>junit.framework.ComparisonFailure: expected:&lt;[2 ]&gt; but was:&lt;[]&gt;#13;at inti.recon.test.ReconocerValidacion.testReconocerdiezpd_10(ReconocerValidacion.java:1205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iezpd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425" calcext:value-type="float">
            <text:p>5425</text:p>
          </table:table-cell>
          <table:table-cell office:value-type="string" calcext:value-type="string">
            <text:p>junit.framework.ComparisonFailure: expected:&lt;[2 ]&gt; but was:&lt;[]&gt;#13;at inti.recon.test.ReconocerValidacion.testReconocerdiezpd_100(ReconocerValidacion.java:1394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iezpd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341" calcext:value-type="float">
            <text:p>5341</text:p>
          </table:table-cell>
          <table:table-cell/>
        </table:table-row>
        <table:table-row table:style-name="ro1">
          <table:table-cell office:value-type="string" calcext:value-type="string">
            <text:p>testReconocerdiezpd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391" calcext:value-type="float">
            <text:p>5391</text:p>
          </table:table-cell>
          <table:table-cell/>
        </table:table-row>
        <table:table-row table:style-name="ro1">
          <table:table-cell office:value-type="string" calcext:value-type="string">
            <text:p>testReconocerdiezpd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416" calcext:value-type="float">
            <text:p>5416</text:p>
          </table:table-cell>
          <table:table-cell office:value-type="string" calcext:value-type="string">
            <text:p>junit.framework.ComparisonFailure: expected:&lt;[2 ]&gt; but was:&lt;[]&gt;#13;at inti.recon.test.ReconocerValidacion.testReconocerdiezpd_40(ReconocerValidacion.java:1268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iezpd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291" calcext:value-type="float">
            <text:p>5291</text:p>
          </table:table-cell>
          <table:table-cell/>
        </table:table-row>
        <table:table-row table:style-name="ro1">
          <table:table-cell office:value-type="string" calcext:value-type="string">
            <text:p>testReconocerdiezpd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492" calcext:value-type="float">
            <text:p>5492</text:p>
          </table:table-cell>
          <table:table-cell office:value-type="string" calcext:value-type="string">
            <text:p>junit.framework.ComparisonFailure: expected:&lt;[2 ]&gt; but was:&lt;[]&gt;#13;at inti.recon.test.ReconocerValidacion.testReconocerdiezpd_60(ReconocerValidacion.java:1310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iezpd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junit.framework.ComparisonFailure: expected:&lt;[2 ]&gt; but was:&lt;[]&gt;#13;at inti.recon.test.ReconocerValidacion.testReconocerdiezpd_70(ReconocerValidacion.java:1331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iezpd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266" calcext:value-type="float">
            <text:p>5266</text:p>
          </table:table-cell>
          <table:table-cell office:value-type="string" calcext:value-type="string">
            <text:p>junit.framework.ComparisonFailure: expected:&lt;[2 ]&gt; but was:&lt;[]&gt;#13;at inti.recon.test.ReconocerValidacion.testReconocerdiezpd_80(ReconocerValidacion.java:1352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iezpd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417" calcext:value-type="float">
            <text:p>5417</text:p>
          </table:table-cell>
          <table:table-cell office:value-type="string" calcext:value-type="string">
            <text:p>junit.framework.ComparisonFailure: expected:&lt;[2 ]&gt; but was:&lt;[]&gt;#13;at inti.recon.test.ReconocerValidacion.testReconocerdiezpd_90(ReconocerValidacion.java:1373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osp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517" calcext:value-type="float">
            <text:p>5517</text:p>
          </table:table-cell>
          <table:table-cell office:value-type="string" calcext:value-type="string">
            <text:p>junit.framework.ComparisonFailure: expected:&lt;[0 ]&gt; but was:&lt;[]&gt;#13;at inti.recon.test.ReconocerValidacion.testReconocerdosp_1(ReconocerValidacion.java:57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osp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676" calcext:value-type="float">
            <text:p>5676</text:p>
          </table:table-cell>
          <table:table-cell/>
        </table:table-row>
        <table:table-row table:style-name="ro1">
          <table:table-cell office:value-type="string" calcext:value-type="string">
            <text:p>testReconocerdosp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717" calcext:value-type="float">
            <text:p>5717</text:p>
          </table:table-cell>
          <table:table-cell office:value-type="string" calcext:value-type="string">
            <text:p>junit.framework.ComparisonFailure: expected:&lt;0 []&gt; but was:&lt;0 [2 ]&gt;#13;at inti.recon.test.ReconocerValidacion.testReconocerdosp_100(ReconocerValidacion.java:257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osp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643" calcext:value-type="float">
            <text:p>5643</text:p>
          </table:table-cell>
          <table:table-cell/>
        </table:table-row>
        <table:table-row table:style-name="ro1">
          <table:table-cell office:value-type="string" calcext:value-type="string">
            <text:p>testReconocerdosp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700" calcext:value-type="float">
            <text:p>5700</text:p>
          </table:table-cell>
          <table:table-cell/>
        </table:table-row>
        <table:table-row table:style-name="ro1">
          <table:table-cell office:value-type="string" calcext:value-type="string">
            <text:p>testReconocerdosp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667" calcext:value-type="float">
            <text:p>5667</text:p>
          </table:table-cell>
          <table:table-cell/>
        </table:table-row>
        <table:table-row table:style-name="ro1">
          <table:table-cell office:value-type="string" calcext:value-type="string">
            <text:p>testReconocerdosp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743" calcext:value-type="float">
            <text:p>5743</text:p>
          </table:table-cell>
          <table:table-cell/>
        </table:table-row>
        <table:table-row table:style-name="ro1">
          <table:table-cell office:value-type="string" calcext:value-type="string">
            <text:p>testReconocerdosp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618" calcext:value-type="float">
            <text:p>5618</text:p>
          </table:table-cell>
          <table:table-cell office:value-type="string" calcext:value-type="string">
            <text:p>junit.framework.ComparisonFailure: expected:&lt;[0 ]&gt; but was:&lt;[]&gt;#13;at inti.recon.test.ReconocerValidacion.testReconocerdosp_60(ReconocerValidacion.java:177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osp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717" calcext:value-type="float">
            <text:p>5717</text:p>
          </table:table-cell>
          <table:table-cell/>
        </table:table-row>
        <table:table-row table:style-name="ro1">
          <table:table-cell office:value-type="string" calcext:value-type="string">
            <text:p>testReconocerdosp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618" calcext:value-type="float">
            <text:p>5618</text:p>
          </table:table-cell>
          <table:table-cell office:value-type="string" calcext:value-type="string">
            <text:p>junit.framework.ComparisonFailure: expected:&lt;[0 ]&gt; but was:&lt;[]&gt;#13;at inti.recon.test.ReconocerValidacion.testReconocerdosp_80(ReconocerValidacion.java:217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osp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746" calcext:value-type="float">
            <text:p>5746</text:p>
          </table:table-cell>
          <table:table-cell/>
        </table:table-row>
        <table:table-row table:style-name="ro1">
          <table:table-cell office:value-type="string" calcext:value-type="string">
            <text:p>testReconocerdospd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junit.framework.ComparisonFailure: expected:&lt;[0 ]&gt; but was:&lt;[]&gt;#13;at inti.recon.test.ReconocerValidacion.testReconocerdospd_1(ReconocerValidacion.java:279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ospd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692" calcext:value-type="float">
            <text:p>5692</text:p>
          </table:table-cell>
          <table:table-cell office:value-type="string" calcext:value-type="string">
            <text:p>junit.framework.ComparisonFailure: expected:&lt;[0 ]&gt; but was:&lt;[]&gt;#13;at inti.recon.test.ReconocerValidacion.testReconocerdospd_10(ReconocerValidacion.java:299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ospd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618" calcext:value-type="float">
            <text:p>5618</text:p>
          </table:table-cell>
          <table:table-cell office:value-type="string" calcext:value-type="string">
            <text:p>junit.framework.ComparisonFailure: expected:&lt;[0 ]&gt; but was:&lt;[]&gt;#13;at inti.recon.test.ReconocerValidacion.testReconocerdospd_100(ReconocerValidacion.java:479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ospd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717" calcext:value-type="float">
            <text:p>5717</text:p>
          </table:table-cell>
          <table:table-cell office:value-type="string" calcext:value-type="string">
            <text:p>junit.framework.ComparisonFailure: expected:&lt;[0 ]&gt; but was:&lt;[]&gt;#13;at inti.recon.test.ReconocerValidacion.testReconocerdospd_20(ReconocerValidacion.java:319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ospd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694" calcext:value-type="float">
            <text:p>5694</text:p>
          </table:table-cell>
          <table:table-cell office:value-type="string" calcext:value-type="string">
            <text:p>junit.framework.ComparisonFailure: expected:&lt;[0 ]&gt; but was:&lt;[]&gt;#13;at inti.recon.test.ReconocerValidacion.testReconocerdospd_30(ReconocerValidacion.java:339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ospd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717" calcext:value-type="float">
            <text:p>5717</text:p>
          </table:table-cell>
          <table:table-cell office:value-type="string" calcext:value-type="string">
            <text:p>junit.framework.ComparisonFailure: expected:&lt;[0 ]&gt; but was:&lt;[]&gt;#13;at inti.recon.test.ReconocerValidacion.testReconocerdospd_40(ReconocerValidacion.java:359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ospd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618" calcext:value-type="float">
            <text:p>5618</text:p>
          </table:table-cell>
          <table:table-cell office:value-type="string" calcext:value-type="string">
            <text:p>junit.framework.ComparisonFailure: expected:&lt;[0 ]&gt; but was:&lt;[]&gt;#13;at inti.recon.test.ReconocerValidacion.testReconocerdospd_50(ReconocerValidacion.java:379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ospd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642" calcext:value-type="float">
            <text:p>5642</text:p>
          </table:table-cell>
          <table:table-cell office:value-type="string" calcext:value-type="string">
            <text:p>junit.framework.ComparisonFailure: expected:&lt;[0 ]&gt; but was:&lt;[]&gt;#13;at inti.recon.test.ReconocerValidacion.testReconocerdospd_60(ReconocerValidacion.java:399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ospd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069" calcext:value-type="float">
            <text:p>6069</text:p>
          </table:table-cell>
          <table:table-cell office:value-type="string" calcext:value-type="string">
            <text:p>junit.framework.ComparisonFailure: expected:&lt;[0 ]&gt; but was:&lt;[]&gt;#13;at inti.recon.test.ReconocerValidacion.testReconocerdospd_70(ReconocerValidacion.java:419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ospd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667" calcext:value-type="float">
            <text:p>5667</text:p>
          </table:table-cell>
          <table:table-cell office:value-type="string" calcext:value-type="string">
            <text:p>junit.framework.ComparisonFailure: expected:&lt;[0 ]&gt; but was:&lt;[]&gt;#13;at inti.recon.test.ReconocerValidacion.testReconocerdospd_80(ReconocerValidacion.java:439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dospd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643" calcext:value-type="float">
            <text:p>5643</text:p>
          </table:table-cell>
          <table:table-cell office:value-type="string" calcext:value-type="string">
            <text:p>junit.framework.ComparisonFailure: expected:&lt;[0 ]&gt; but was:&lt;[]&gt;#13;at inti.recon.test.ReconocerValidacion.testReconocerdospd_90(ReconocerValidacion.java:459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veintep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543" calcext:value-type="float">
            <text:p>5543</text:p>
          </table:table-cell>
          <table:table-cell office:value-type="string" calcext:value-type="string">
            <text:p>junit.framework.ComparisonFailure: expected:&lt;[3 ]&gt; but was:&lt;[]&gt;#13;at inti.recon.test.ReconocerValidacion.testReconocerveintep_1(ReconocerValidacion.java:1419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veintep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junit.framework.ComparisonFailure: expected:&lt;[]3 &gt; but was:&lt;[0 ]3 &gt;#13;at inti.recon.test.ReconocerValidacion.testReconocerveintep_10(ReconocerValidacion.java:1440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veintep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717" calcext:value-type="float">
            <text:p>5717</text:p>
          </table:table-cell>
          <table:table-cell/>
        </table:table-row>
        <table:table-row table:style-name="ro1">
          <table:table-cell office:value-type="string" calcext:value-type="string">
            <text:p>testReconocerveintep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727" calcext:value-type="float">
            <text:p>5727</text:p>
          </table:table-cell>
          <table:table-cell/>
        </table:table-row>
        <table:table-row table:style-name="ro1">
          <table:table-cell office:value-type="string" calcext:value-type="string">
            <text:p>testReconocerveintep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768" calcext:value-type="float">
            <text:p>5768</text:p>
          </table:table-cell>
          <table:table-cell/>
        </table:table-row>
        <table:table-row table:style-name="ro1">
          <table:table-cell office:value-type="string" calcext:value-type="string">
            <text:p>testReconocerveintep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692" calcext:value-type="float">
            <text:p>5692</text:p>
          </table:table-cell>
          <table:table-cell/>
        </table:table-row>
        <table:table-row table:style-name="ro1">
          <table:table-cell office:value-type="string" calcext:value-type="string">
            <text:p>testReconocerveintep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667" calcext:value-type="float">
            <text:p>5667</text:p>
          </table:table-cell>
          <table:table-cell/>
        </table:table-row>
        <table:table-row table:style-name="ro1">
          <table:table-cell office:value-type="string" calcext:value-type="string">
            <text:p>testReconocerveintep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769" calcext:value-type="float">
            <text:p>5769</text:p>
          </table:table-cell>
          <table:table-cell/>
        </table:table-row>
        <table:table-row table:style-name="ro1">
          <table:table-cell office:value-type="string" calcext:value-type="string">
            <text:p>testReconocerveintep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818" calcext:value-type="float">
            <text:p>5818</text:p>
          </table:table-cell>
          <table:table-cell/>
        </table:table-row>
        <table:table-row table:style-name="ro1">
          <table:table-cell office:value-type="string" calcext:value-type="string">
            <text:p>testReconocerveintep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693" calcext:value-type="float">
            <text:p>5693</text:p>
          </table:table-cell>
          <table:table-cell/>
        </table:table-row>
        <table:table-row table:style-name="ro1">
          <table:table-cell office:value-type="string" calcext:value-type="string">
            <text:p>testReconocerveintep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792" calcext:value-type="float">
            <text:p>5792</text:p>
          </table:table-cell>
          <table:table-cell/>
        </table:table-row>
        <table:table-row table:style-name="ro1">
          <table:table-cell office:value-type="string" calcext:value-type="string">
            <text:p>testReconocerveintepd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443" calcext:value-type="float">
            <text:p>5443</text:p>
          </table:table-cell>
          <table:table-cell office:value-type="string" calcext:value-type="string">
            <text:p>junit.framework.ComparisonFailure: expected:&lt;[3 ]&gt; but was:&lt;[]&gt;#13;at inti.recon.test.ReconocerValidacion.testReconocerveintepd_1(ReconocerValidacion.java:1652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veintepd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823" calcext:value-type="float">
            <text:p>6823</text:p>
          </table:table-cell>
          <table:table-cell office:value-type="string" calcext:value-type="string">
            <text:p>junit.framework.ComparisonFailure: expected:&lt;[3 ]&gt; but was:&lt;[]&gt;#13;at inti.recon.test.ReconocerValidacion.testReconocerveintepd_10(ReconocerValidacion.java:1673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veintepd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843" calcext:value-type="float">
            <text:p>5843</text:p>
          </table:table-cell>
          <table:table-cell/>
        </table:table-row>
        <table:table-row table:style-name="ro1">
          <table:table-cell office:value-type="string" calcext:value-type="string">
            <text:p>testReconocerveintepd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705" calcext:value-type="float">
            <text:p>5705</text:p>
          </table:table-cell>
          <table:table-cell/>
        </table:table-row>
        <table:table-row table:style-name="ro1">
          <table:table-cell office:value-type="string" calcext:value-type="string">
            <text:p>testReconocerveintepd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792" calcext:value-type="float">
            <text:p>5792</text:p>
          </table:table-cell>
          <table:table-cell/>
        </table:table-row>
        <table:table-row table:style-name="ro1">
          <table:table-cell office:value-type="string" calcext:value-type="string">
            <text:p>testReconocerveintepd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693" calcext:value-type="float">
            <text:p>5693</text:p>
          </table:table-cell>
          <table:table-cell office:value-type="string" calcext:value-type="string">
            <text:p>junit.framework.ComparisonFailure: expected:&lt;[3 ]&gt; but was:&lt;[]&gt;#13;at inti.recon.test.ReconocerValidacion.testReconocerveintepd_40(ReconocerValidacion.java:1742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veintepd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718" calcext:value-type="float">
            <text:p>5718</text:p>
          </table:table-cell>
          <table:table-cell/>
        </table:table-row>
        <table:table-row table:style-name="ro1">
          <table:table-cell office:value-type="string" calcext:value-type="string">
            <text:p>testReconocerveintepd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743" calcext:value-type="float">
            <text:p>5743</text:p>
          </table:table-cell>
          <table:table-cell/>
        </table:table-row>
        <table:table-row table:style-name="ro1">
          <table:table-cell office:value-type="string" calcext:value-type="string">
            <text:p>testReconocerveintepd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843" calcext:value-type="float">
            <text:p>5843</text:p>
          </table:table-cell>
          <table:table-cell/>
        </table:table-row>
        <table:table-row table:style-name="ro1">
          <table:table-cell office:value-type="string" calcext:value-type="string">
            <text:p>testReconocerveintepd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867" calcext:value-type="float">
            <text:p>5867</text:p>
          </table:table-cell>
          <table:table-cell office:value-type="string" calcext:value-type="string">
            <text:p>junit.framework.ComparisonFailure: expected:&lt;[3 ]&gt; but was:&lt;[]&gt;#13;at inti.recon.test.ReconocerValidacion.testReconocerveintepd_80(ReconocerValidacion.java:1834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889)#13;</text:p>
          </table:table-cell>
        </table:table-row>
        <table:table-row table:style-name="ro1">
          <table:table-cell office:value-type="string" calcext:value-type="string">
            <text:p>testReconocerveintepd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053" calcext:value-type="float">
            <text:p>6053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Total time (ms)</text:p>
          </table:table-cell>
          <table:table-cell table:style-name="ce1" table:formula="of:=SUM([.C2:.C134])" office:value-type="float" office:value="749448" calcext:value-type="float">
            <text:p>749448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verage time (ms)</text:p>
          </table:table-cell>
          <table:table-cell table:style-name="ce1" table:formula="of:=AVERAGE([.C2:.C134])" office:value-type="float" office:value="5634.94736842105" calcext:value-type="float">
            <text:p>5634,9473684211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Tests failures</text:p>
          </table:table-cell>
          <table:table-cell table:style-name="ce1"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Number of tests</text:p>
          </table:table-cell>
          <table:table-cell table:style-name="ce1" office:value-type="float" office:value="133" calcext:value-type="float">
            <text:p>1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/00/0000</text:date>, <text:time style:data-style-name="N2" text:time-value="12:03:57.3681544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Jorge</meta:initial-creator>
    <meta:creation-date>2016-05-30T11:23:33.379938257</meta:creation-date>
    <meta:editing-cycles>5</meta:editing-cycles>
    <meta:editing-duration>PT5M1S</meta:editing-duration>
    <dc:date>2016-05-30T12:04:21.165206944</dc:date>
    <dc:creator>Javier Jorge</dc:creator>
    <meta:generator>LibreOffice/4.2.8.2$Linux_X86_64 LibreOffice_project/420m0$Build-2</meta:generator>
    <meta:document-statistic meta:table-count="1" meta:cell-count="466" meta:object-count="0"/>
  </office:meta>
</office:document-meta>
</file>